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IDFont+F2" svg:font-family="CIDFont+F2" style:font-family-generic="roman" style:font-pitch="variable"/>
    <style:font-face style:name="CIDFont+F3" svg:font-family="CIDFont+F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479in" fo:margin-left="-0.0417in" fo:margin-top="0in" fo:margin-bottom="0in" table:align="left"/>
    </style:style>
    <style:style style:name="Table1.A" style:family="table-column">
      <style:table-column-properties style:column-width="0.3132in"/>
    </style:style>
    <style:style style:name="Table1.B" style:family="table-column">
      <style:table-column-properties style:column-width="0.4993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9326in"/>
    </style:style>
    <style:style style:name="Table1.E" style:family="table-column">
      <style:table-column-properties style:column-width="1.8799in"/>
    </style:style>
    <style:style style:name="Table1.F" style:family="table-column">
      <style:table-column-properties style:column-width="2.310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4653in" fo:margin-left="-0.0417in" fo:margin-top="0in" fo:margin-bottom="0in" table:align="left"/>
    </style:style>
    <style:style style:name="Table2.A" style:family="table-column">
      <style:table-column-properties style:column-width="0.909in"/>
    </style:style>
    <style:style style:name="Table2.B" style:family="table-column">
      <style:table-column-properties style:column-width="0.8896in"/>
    </style:style>
    <style:style style:name="Table2.C" style:family="table-column">
      <style:table-column-properties style:column-width="0.8889in"/>
    </style:style>
    <style:style style:name="Table2.D" style:family="table-column">
      <style:table-column-properties style:column-width="0.8882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8174in" fo:margin-left="-0.0417in" fo:margin-top="0in" fo:margin-bottom="0in" table:align="left"/>
    </style:style>
    <style:style style:name="Table3.A" style:family="table-column">
      <style:table-column-properties style:column-width="0.3375in"/>
    </style:style>
    <style:style style:name="Table3.B" style:family="table-column">
      <style:table-column-properties style:column-width="1.1674in"/>
    </style:style>
    <style:style style:name="Table3.C" style:family="table-column">
      <style:table-column-properties style:column-width="0.7403in"/>
    </style:style>
    <style:style style:name="Table3.D" style:family="table-column">
      <style:table-column-properties style:column-width="0.8042in"/>
    </style:style>
    <style:style style:name="Table3.E" style:family="table-column">
      <style:table-column-properties style:column-width="1.6382in"/>
    </style:style>
    <style:style style:name="Table3.F" style:family="table-column">
      <style:table-column-properties style:column-width="2.129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rsid="0018cc39" officeooo:paragraph-rsid="0018cc39" fo:background-color="#ffff00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background-color="#ffff00"/>
    </style:style>
    <style:style style:name="P4" style:family="paragraph" style:parent-style-name="Standard">
      <style:text-properties fo:language="id" fo:country="ID" officeooo:rsid="0018cc39"/>
    </style:style>
    <style:style style:name="P5" style:family="paragraph" style:parent-style-name="Standard">
      <style:text-properties fo:language="id" fo:country="ID" officeooo:rsid="0018cc39" officeooo:paragraph-rsid="0018cc39"/>
    </style:style>
    <style:style style:name="P6" style:family="paragraph" style:parent-style-name="Standard">
      <style:text-properties fo:language="id" fo:country="ID" officeooo:rsid="001abc02" officeooo:paragraph-rsid="001abc02"/>
    </style:style>
    <style:style style:name="P7" style:family="paragraph" style:parent-style-name="Standard">
      <style:text-properties fo:language="id" fo:country="ID" officeooo:rsid="001ad1f3" officeooo:paragraph-rsid="001ad1f3"/>
    </style:style>
    <style:style style:name="P8" style:family="paragraph" style:parent-style-name="Standard">
      <style:text-properties fo:language="id" fo:country="ID" officeooo:rsid="001ad1f3" officeooo:paragraph-rsid="001b099b"/>
    </style:style>
    <style:style style:name="P9" style:family="paragraph" style:parent-style-name="Standard">
      <style:text-properties fo:language="id" fo:country="ID" officeooo:rsid="001bab08" officeooo:paragraph-rsid="001bab08"/>
    </style:style>
    <style:style style:name="P10" style:family="paragraph" style:parent-style-name="Standard">
      <style:text-properties officeooo:paragraph-rsid="001b099b"/>
    </style:style>
    <style:style style:name="P11" style:family="paragraph" style:parent-style-name="Standard">
      <style:paragraph-properties fo:break-before="page"/>
      <style:text-properties fo:language="id" fo:country="ID" officeooo:rsid="001ad1f3" officeooo:paragraph-rsid="001b099b"/>
    </style:style>
    <style:style style:name="P12" style:family="paragraph" style:parent-style-name="Standard">
      <style:paragraph-properties fo:break-before="page" style:writing-mode="lr-tb"/>
      <style:text-properties fo:language="id" fo:country="ID" style:text-underline-style="none" fo:font-weight="normal" officeooo:rsid="001ad1f3" officeooo:paragraph-rsid="001ca7f0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language="id" fo:country="ID" officeooo:rsid="001bab08" officeooo:paragraph-rsid="001bab08"/>
    </style:style>
    <style:style style:name="P14" style:family="paragraph" style:parent-style-name="Standard">
      <style:paragraph-properties style:writing-mode="lr-tb"/>
      <style:text-properties fo:language="id" fo:country="ID" officeooo:rsid="001bab08" officeooo:paragraph-rsid="001ca7f0"/>
    </style:style>
    <style:style style:name="P15" style:family="paragraph" style:parent-style-name="Standard">
      <style:paragraph-properties style:writing-mode="lr-tb"/>
      <style:text-properties fo:language="id" fo:country="ID" officeooo:rsid="001bab08" officeooo:paragraph-rsid="001dc635"/>
    </style:style>
    <style:style style:name="P16" style:family="paragraph" style:parent-style-name="Standard">
      <style:paragraph-properties style:writing-mode="lr-tb"/>
      <style:text-properties fo:language="id" fo:country="ID" officeooo:rsid="001ca7f0" officeooo:paragraph-rsid="001ca7f0"/>
    </style:style>
    <style:style style:name="P17" style:family="paragraph" style:parent-style-name="Standard">
      <style:paragraph-properties style:writing-mode="lr-tb"/>
      <style:text-properties fo:language="id" fo:country="ID" style:text-underline-style="none" fo:font-weight="normal" officeooo:rsid="001ad1f3" officeooo:paragraph-rsid="001ca7f0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language="id" fo:country="ID" officeooo:rsid="001dc635" officeooo:paragraph-rsid="001dc635"/>
    </style:style>
    <style:style style:name="P19" style:family="paragraph" style:parent-style-name="Standard">
      <style:paragraph-properties style:writing-mode="lr-tb"/>
      <style:text-properties fo:language="id" fo:country="ID" officeooo:rsid="001dc635" officeooo:paragraph-rsid="001f702b"/>
    </style:style>
    <style:style style:name="P20" style:family="paragraph" style:parent-style-name="Standard">
      <style:paragraph-properties style:writing-mode="lr-tb"/>
      <style:text-properties fo:language="id" fo:country="ID" officeooo:rsid="001f702b" officeooo:paragraph-rsid="001f702b"/>
    </style:style>
    <style:style style:name="P21" style:family="paragraph" style:parent-style-name="Standard">
      <style:paragraph-properties style:writing-mode="lr-tb"/>
      <style:text-properties fo:language="id" fo:country="ID" officeooo:rsid="001f702b" officeooo:paragraph-rsid="0021b7af"/>
    </style:style>
    <style:style style:name="P22" style:family="paragraph" style:parent-style-name="Standard">
      <style:paragraph-properties style:writing-mode="lr-tb"/>
      <style:text-properties officeooo:paragraph-rsid="001ca7f0"/>
    </style:style>
    <style:style style:name="P23" style:family="paragraph" style:parent-style-name="Standard">
      <style:paragraph-properties style:writing-mode="lr-tb"/>
      <style:text-properties officeooo:paragraph-rsid="001dc635"/>
    </style:style>
    <style:style style:name="P24" style:family="paragraph" style:parent-style-name="Standard">
      <style:paragraph-properties style:writing-mode="lr-tb"/>
      <style:text-properties officeooo:paragraph-rsid="0021b7af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cc39"/>
    </style:style>
    <style:style style:name="T3" style:family="text">
      <style:text-properties officeooo:rsid="001abc02"/>
    </style:style>
    <style:style style:name="T4" style:family="text">
      <style:text-properties officeooo:rsid="001b099b"/>
    </style:style>
    <style:style style:name="T5" style:family="text">
      <style:text-properties style:text-underline-style="solid" style:text-underline-width="auto" style:text-underline-color="font-color" fo:font-weight="bold" officeooo:rsid="001b099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ca7f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1b7af" style:font-weight-asian="bold" style:font-weight-complex="bold"/>
    </style:style>
    <style:style style:name="T8" style:family="text">
      <style:text-properties fo:language="id" fo:country="ID"/>
    </style:style>
    <style:style style:name="T9" style:family="text">
      <style:text-properties fo:language="id" fo:country="ID" officeooo:rsid="001bab08"/>
    </style:style>
    <style:style style:name="T10" style:family="text">
      <style:text-properties fo:language="id" fo:country="ID" officeooo:rsid="001ca7f0"/>
    </style:style>
    <style:style style:name="T11" style:family="text">
      <style:text-properties fo:language="id" fo:country="ID" officeooo:rsid="001d4e0e"/>
    </style:style>
    <style:style style:name="T12" style:family="text">
      <style:text-properties fo:language="id" fo:country="ID" style:text-underline-style="solid" style:text-underline-width="auto" style:text-underline-color="font-color" fo:font-weight="bold" officeooo:rsid="001d4e0e" style:font-weight-asian="bold" style:font-weight-complex="bold"/>
    </style:style>
    <style:style style:name="T13" style:family="text">
      <style:text-properties fo:language="id" fo:country="ID" style:text-underline-style="none" fo:font-weight="normal" officeooo:rsid="001bab08" style:font-weight-asian="normal" style:font-weight-complex="normal"/>
    </style:style>
    <style:style style:name="T14" style:family="text">
      <style:text-properties fo:language="id" fo:country="ID" style:text-underline-style="none" fo:font-weight="normal" officeooo:rsid="001dc635" style:font-weight-asian="normal" style:font-weight-complex="normal"/>
    </style:style>
    <style:style style:name="T15" style:family="text">
      <style:text-properties fo:language="id" fo:country="ID" style:text-underline-style="none" fo:font-weight="normal" officeooo:rsid="001ca7f0" style:font-weight-asian="normal" style:font-weight-complex="normal"/>
    </style:style>
    <style:style style:name="T16" style:family="text">
      <style:text-properties fo:language="id" fo:country="ID" style:text-underline-style="none" fo:font-weight="normal" officeooo:rsid="0021b7af" style:font-weight-asian="normal" style:font-weight-complex="normal"/>
    </style:style>
    <style:style style:name="T17" style:family="text">
      <style:text-properties fo:language="id" fo:country="ID" style:text-underline-style="none" fo:font-weight="normal" officeooo:rsid="0022ab66" style:font-weight-asian="normal" style:font-weight-complex="normal"/>
    </style:style>
    <style:style style:name="T18" style:family="text">
      <style:text-properties fo:language="id" fo:country="ID" officeooo:rsid="0022ab66"/>
    </style:style>
    <style:style style:name="T19" style:family="text">
      <style:text-properties fo:language="id" fo:country="ID" officeooo:rsid="001ad1f3"/>
    </style:style>
    <style:style style:name="T20" style:family="text">
      <style:text-properties fo:language="id" fo:country="ID" officeooo:rsid="001b099b"/>
    </style:style>
    <style:style style:name="T21" style:family="text">
      <style:text-properties fo:language="id" fo:country="ID" officeooo:rsid="001abc02"/>
    </style:style>
    <style:style style:name="T22" style:family="text">
      <style:text-properties fo:language="id" fo:country="ID" officeooo:rsid="00246252"/>
    </style:style>
    <style:style style:name="T23" style:family="text">
      <style:text-properties officeooo:rsid="001ca7f0"/>
    </style:style>
    <style:style style:name="T24" style:family="text">
      <style:text-properties officeooo:rsid="001d4e0e"/>
    </style:style>
    <style:style style:name="T25" style:family="text">
      <style:text-properties officeooo:rsid="001dc635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dc635" style:font-weight-asian="normal" style:font-weight-complex="normal"/>
    </style:style>
    <style:style style:name="T28" style:family="text">
      <style:text-properties style:text-underline-style="none" fo:font-weight="normal" officeooo:rsid="001f702b" style:font-weight-asian="normal" style:font-weight-complex="normal"/>
    </style:style>
    <style:style style:name="T29" style:family="text">
      <style:text-properties style:text-underline-style="none" fo:font-weight="normal" officeooo:rsid="00204884" style:font-weight-asian="normal" style:font-weight-complex="normal"/>
    </style:style>
    <style:style style:name="T30" style:family="text">
      <style:text-properties style:text-underline-style="none" fo:font-weight="normal" officeooo:rsid="0021b7af" style:font-weight-asian="normal" style:font-weight-complex="normal"/>
    </style:style>
    <style:style style:name="T31" style:family="text">
      <style:text-properties style:text-underline-style="none" fo:font-weight="normal" officeooo:rsid="0022ab66" style:font-weight-asian="normal" style:font-weight-complex="normal"/>
    </style:style>
    <style:style style:name="T32" style:family="text">
      <style:text-properties style:text-underline-style="none" fo:font-weight="bold" officeooo:rsid="0021b7af" style:font-weight-asian="bold" style:font-weight-complex="bold"/>
    </style:style>
    <style:style style:name="T33" style:family="text">
      <style:text-properties officeooo:rsid="0021b7af"/>
    </style:style>
    <style:style style:name="T34" style:family="text">
      <style:text-properties officeooo:rsid="0022ab66"/>
    </style:style>
    <style:style style:name="T35" style:family="text">
      <style:text-properties officeooo:rsid="00246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1">No</text:span></text:p>
          </table:table-cell>
          <table:table-cell table:style-name="Table1.A1" office:value-type="string">
            <text:p text:style-name="P1"><text:span text:style-name="T1">AGE</text:span></text:p>
          </table:table-cell>
          <table:table-cell table:style-name="Table1.A1" office:value-type="string">
            <text:p text:style-name="P1"><text:span text:style-name="T1">INCOME</text:span></text:p>
          </table:table-cell>
          <table:table-cell table:style-name="Table1.A1" office:value-type="string">
            <text:p text:style-name="P1"><text:span text:style-name="T1">STUDENT</text:span></text:p>
          </table:table-cell>
          <table:table-cell table:style-name="Table1.A1" office:value-type="string">
            <text:p text:style-name="P1"><text:span text:style-name="T1">CREDIT RATING</text:span></text:p>
          </table:table-cell>
          <table:table-cell table:style-name="Table1.A1" office:value-type="string">
            <text:p text:style-name="P1"><text:span text:style-name="T1">BUYS COMPUTER?</text:span>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&lt;=30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&lt;=30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31..40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&gt;40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&gt;40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&gt;40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31..40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&lt;=30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&lt;=30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&gt;40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&lt;=30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31..40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31..40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YES</text:p>
          </table:table-cell>
          <table:table-cell table:style-name="Table1.A1" office:value-type="string">
            <text:p text:style-name="P1">FAIR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&gt;40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3">&lt;<text:span text:style-name="T2">=30</text:span>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FAIR</text:p>
          </table:table-cell>
          <table:table-cell table:style-name="Table1.A1" office:value-type="string">
            <text:p text:style-name="P3">?</text:p>
          </table:table-cell>
        </table:table-row>
      </table:table>
      <text:p text:style-name="Standard"/>
      <text:p text:style-name="P5">Langkah pertama adal<text:span text:style-name="T4">a</text:span>h menentukan klasifikasi (class) dari buys computer. DI kelas tersebut ada 2 nilai yang digunakan. C1=”Buys Computer = Yes”, C2=”Buys Computer = No”</text:p>
      <text:p text:style-name="P5">Mulai menghitung probabilitasnya :</text:p>
      <text:p text:style-name="P5">C1 : P(buys computer=yes)=9/14=0,643</text:p>
      <text:p text:style-name="P5">C2 : P(buys computer=no)=5/14=0,357</text:p>
      <text:p text:style-name="P5"/>
      <text:p text:style-name="P6">Langkah yang kedua adalah menghitung semua kondisi sesuai dengan data X untuk class “buys computer=yes” dan class “buys computer= no”</text:p>
      <text:p text:style-name="P6"/>
      <text:p text:style-name="P6"><text:span text:style-name="T4">1a. </text:span>P(age&lt;=30| buys computer = yes) = 2/9 = 0,222</text:p>
      <text:p text:style-name="P6"><text:span text:style-name="T4">1b. </text:span>P(age&lt;=30| buys computer = no) = 3/5 = 0,600</text:p>
      <text:p text:style-name="P6"/>
      <text:p text:style-name="P6"><text:span text:style-name="T4">2a. </text:span>P(income = medium | buys computer = yes) = 4/9 = 0,444</text:p>
      <text:p text:style-name="P6"><text:span text:style-name="T4">2b. </text:span>P(income = medium | buys computer = no) = 2/5 =0,400</text:p>
      <text:p text:style-name="P6"/>
      <text:p text:style-name="P7"><text:span text:style-name="T4">3a. </text:span>P(student = yes | buys computer = yes) = 6/9 = 0,667</text:p>
      <text:p text:style-name="P7"><text:span text:style-name="T4">3b. </text:span>P(student = yes | buys computer = no) = 1/5 = 0,200</text:p>
      <text:p text:style-name="P7"/>
      <text:p text:style-name="P7"><text:span text:style-name="T4">4a. </text:span>P(credit rating = Fair | buys computer = yes) = 6/9 = 0,667</text:p>
      <text:p text:style-name="P7"><text:span text:style-name="T4">4b. </text:span>P(credit rating = Fair | buys computer = no) = 2/5 = 0,400.</text:p>
      <text:p text:style-name="P7"/>
      <text:p text:style-name="P7">Langkah yang ketiga adalah menghitung probabilitas bayesian untuk mendapatkan hasil prediksi class nya:</text:p>
      <text:p text:style-name="P7"><text:span text:style-name="T4">5a. </text:span>P(X <text:span text:style-name="T4">| </text:span>buys computer= yes) <text:span text:style-name="T4">= 1a x 2a x 3a x 4a = 0,222 x 0,444 x 0,667 x 0,667 = 0,044</text:span></text:p>
      <text:p text:style-name="P8"><text:span text:style-name="T4">6a .</text:span>P(X <text:span text:style-name="T4">| </text:span>buys computer= <text:span text:style-name="T4">no</text:span>)<text:span text:style-name="T4">= 1b x 2b x 3b x 4b = 0,600 x 0,400 x 0,200 x 0,400 = 0,019</text:span></text:p>
      <text:p text:style-name="P8"/>
      <text:p text:style-name="P8">P(X <text:span text:style-name="T4">| </text:span>buys computer= yes) P(buys computer= yes) <text:span text:style-name="T4">= 5a x C1 = <text:s/>0,044 x </text:span><text:span text:style-name="T2">0,643 </text:span><text:span text:style-name="T4">= </text:span><text:span text:style-name="T5">0,028</text:span></text:p>
      <text:p text:style-name="P10"><text:span text:style-name="T19">P(X </text:span><text:span text:style-name="T20">| </text:span><text:span text:style-name="T19">buys computer= </text:span><text:span text:style-name="T20">no</text:span><text:span text:style-name="T19">) P(buys computer= </text:span><text:span text:style-name="T20">no</text:span><text:span text:style-name="T19">) </text:span><text:span text:style-name="T20">= 5b <text:s/>x C2 = 0,019 x </text:span><text:span text:style-name="T21">0,</text:span><text:span text:style-name="T22">357</text:span><text:span text:style-name="T21">= 0,007</text:span></text:p>
      <text:p text:style-name="P8"/>
      <text:p text:style-name="P8">Berdasarkan prediksi, nilai prediksi(pasterior probability) dari data X adalah 0,028 dengan kata lain masuk ke dalam class Buys C<text:span text:style-name="T4">o</text:span>mputer <text:span text:style-name="T23">= Yes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 table:style-name="Table2.1">
          <table:table-cell table:style-name="Table2.A1" office:value-type="string">
            <text:p text:style-name="P1"><text:span text:style-name="T1">Hewan</text:span></text:p>
          </table:table-cell>
          <table:table-cell table:style-name="Table2.A1" office:value-type="string">
            <text:p text:style-name="P1"><text:span text:style-name="T1">Kulit</text:span></text:p>
          </table:table-cell>
          <table:table-cell table:style-name="Table2.A1" office:value-type="string">
            <text:p text:style-name="P1"><text:span text:style-name="T1">Melahirkan</text:span></text:p>
          </table:table-cell>
          <table:table-cell table:style-name="Table2.A1" office:value-type="string">
            <text:p text:style-name="P1"><text:span text:style-name="T1">Berat</text:span></text:p>
          </table:table-cell>
          <table:table-cell table:style-name="Table2.A1" office:value-type="string">
            <text:p text:style-name="P1"><text:span text:style-name="T1">Kelas</text:span></text:p>
          </table:table-cell>
        </table:table-row>
        <table:table-row table:style-name="Table2.1">
          <table:table-cell table:style-name="Table2.A1" office:value-type="string">
            <text:p text:style-name="P1">Ular</text:p>
          </table:table-cell>
          <table:table-cell table:style-name="Table2.A1" office:value-type="string">
            <text:p text:style-name="P1">Sisik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Reptil</text:p>
          </table:table-cell>
        </table:table-row>
        <table:table-row table:style-name="Table2.1">
          <table:table-cell table:style-name="Table2.A1" office:value-type="string">
            <text:p text:style-name="P1">Tikus</text:p>
          </table:table-cell>
          <table:table-cell table:style-name="Table2.A1" office:value-type="string">
            <text:p text:style-name="P1">Bulu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0.8</text:p>
          </table:table-cell>
          <table:table-cell table:style-name="Table2.A1" office:value-type="string">
            <text:p text:style-name="P1">Mamalia</text:p>
          </table:table-cell>
        </table:table-row>
        <table:table-row table:style-name="Table2.1">
          <table:table-cell table:style-name="Table2.A1" office:value-type="string">
            <text:p text:style-name="P1">Kambing</text:p>
          </table:table-cell>
          <table:table-cell table:style-name="Table2.A1" office:value-type="string">
            <text:p text:style-name="P1">Rambut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21</text:p>
          </table:table-cell>
          <table:table-cell table:style-name="Table2.A1" office:value-type="string">
            <text:p text:style-name="P1">Mamalia</text:p>
          </table:table-cell>
        </table:table-row>
        <table:table-row table:style-name="Table2.1">
          <table:table-cell table:style-name="Table2.A1" office:value-type="string">
            <text:p text:style-name="P1">Sapi</text:p>
          </table:table-cell>
          <table:table-cell table:style-name="Table2.A1" office:value-type="string">
            <text:p text:style-name="P1">Rambut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120</text:p>
          </table:table-cell>
          <table:table-cell table:style-name="Table2.A1" office:value-type="string">
            <text:p text:style-name="P1">Mamalia</text:p>
          </table:table-cell>
        </table:table-row>
        <table:table-row table:style-name="Table2.1">
          <table:table-cell table:style-name="Table2.A1" office:value-type="string">
            <text:p text:style-name="P1">Kadal</text:p>
          </table:table-cell>
          <table:table-cell table:style-name="Table2.A1" office:value-type="string">
            <text:p text:style-name="P1">Sisik</text:p>
          </table:table-cell>
          <table:table-cell table:style-name="Table2.A1" office:value-type="string">
            <text:p text:style-name="P1">Tidak</text:p>
          </table:table-cell>
          <table:table-cell table:style-name="Table2.A1" office:value-type="string">
            <text:p text:style-name="P1">0.4</text:p>
          </table:table-cell>
          <table:table-cell table:style-name="Table2.A1" office:value-type="string">
            <text:p text:style-name="P1">Reptil</text:p>
          </table:table-cell>
        </table:table-row>
        <table:table-row table:style-name="Table2.1">
          <table:table-cell table:style-name="Table2.A1" office:value-type="string">
            <text:p text:style-name="P1">Kucing</text:p>
          </table:table-cell>
          <table:table-cell table:style-name="Table2.A1" office:value-type="string">
            <text:p text:style-name="P1">Rambut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1.5</text:p>
          </table:table-cell>
          <table:table-cell table:style-name="Table2.A1" office:value-type="string">
            <text:p text:style-name="P1">Mamalia</text:p>
          </table:table-cell>
        </table:table-row>
        <table:table-row table:style-name="Table2.1">
          <table:table-cell table:style-name="Table2.A1" office:value-type="string">
            <text:p text:style-name="P1">Bekicot</text:p>
          </table:table-cell>
          <table:table-cell table:style-name="Table2.A1" office:value-type="string">
            <text:p text:style-name="P1">Cangkang</text:p>
          </table:table-cell>
          <table:table-cell table:style-name="Table2.A1" office:value-type="string">
            <text:p text:style-name="P1">Tidak</text:p>
          </table:table-cell>
          <table:table-cell table:style-name="Table2.A1" office:value-type="string">
            <text:p text:style-name="P1">0.3</text:p>
          </table:table-cell>
          <table:table-cell table:style-name="Table2.A1" office:value-type="string">
            <text:p text:style-name="P1">Reptil</text:p>
          </table:table-cell>
        </table:table-row>
        <table:table-row table:style-name="Table2.1">
          <table:table-cell table:style-name="Table2.A1" office:value-type="string">
            <text:p text:style-name="P1">Harimau</text:p>
          </table:table-cell>
          <table:table-cell table:style-name="Table2.A1" office:value-type="string">
            <text:p text:style-name="P1">Rambut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43</text:p>
          </table:table-cell>
          <table:table-cell table:style-name="Table2.A1" office:value-type="string">
            <text:p text:style-name="P1">Mamalia</text:p>
          </table:table-cell>
        </table:table-row>
        <table:table-row table:style-name="Table2.1">
          <table:table-cell table:style-name="Table2.A1" office:value-type="string">
            <text:p text:style-name="P1">Rusa</text:p>
          </table:table-cell>
          <table:table-cell table:style-name="Table2.A1" office:value-type="string">
            <text:p text:style-name="P1">Rambut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45</text:p>
          </table:table-cell>
          <table:table-cell table:style-name="Table2.A1" office:value-type="string">
            <text:p text:style-name="P1">Mamalia</text:p>
          </table:table-cell>
        </table:table-row>
        <table:table-row table:style-name="Table2.1">
          <table:table-cell table:style-name="Table2.A1" office:value-type="string">
            <text:p text:style-name="P1">Kura-Kura</text:p>
          </table:table-cell>
          <table:table-cell table:style-name="Table2.A1" office:value-type="string">
            <text:p text:style-name="P1">Cangkang</text:p>
          </table:table-cell>
          <table:table-cell table:style-name="Table2.A1" office:value-type="string">
            <text:p text:style-name="P1">Tidak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Reptil</text:p>
          </table:table-cell>
        </table:table-row>
        <table:table-row table:style-name="Table2.1">
          <table:table-cell table:style-name="Table2.A1" office:value-type="string">
            <text:p text:style-name="P1">Musang</text:p>
          </table:table-cell>
          <table:table-cell table:style-name="Table2.A1" office:value-type="string">
            <text:p text:style-name="P1">Rambut</text:p>
          </table:table-cell>
          <table:table-cell table:style-name="Table2.A1" office:value-type="string">
            <text:p text:style-name="P1">Ya</text:p>
          </table:table-cell>
          <table:table-cell table:style-name="Table2.A1" office:value-type="string">
            <text:p text:style-name="P1">15</text:p>
          </table:table-cell>
          <table:table-cell table:style-name="Table2.A1" office:value-type="string">
            <text:p text:style-name="P1">?</text:p>
          </table:table-cell>
        </table:table-row>
      </table:table>
      <text:p text:style-name="P4"/>
      <text:p text:style-name="P9">Langkah pertama menentukan klasifikasi dari Kelas. C1 = “Kelas = Reptil” C2 = “Kelas = Mamalia”.</text:p>
      <text:p text:style-name="P9">Mulai menghitung probabilitasnya :</text:p>
      <text:p text:style-name="P9">C1 : P(Kelas = Reptil) = 4 /10 <text:span text:style-name="T24">=</text:span> 0,400</text:p>
      <text:p text:style-name="P9">C2 : P(Kelas = Mamalia) = 6 /10 = 0,600</text:p>
      <text:p text:style-name="P9"/>
      <text:p text:style-name="P9">Langkah kedua menghitung semua kondisi sesuai dengan data X untuk class “Kelas=Reptil” dan “Kelas = Mamalia”</text:p>
      <text:p text:style-name="P9">P(Kulit = Rambut | Kelas = Reptil) = 0/4 = <text:span text:style-name="T23">0</text:span></text:p>
      <text:p text:style-name="P13">P(Kulit = Rambut | Kelas = Mamalia) = <text:span text:style-name="T23">5</text:span>/6 <text:s/>= <text:span text:style-name="T23">0,833</text:span></text:p>
      <text:p text:style-name="P13"/>
      <text:p text:style-name="P9">P(Melahirkan = Ya | Kelas = Reptil) = <text:span text:style-name="T23">1</text:span>/4 = <text:span text:style-name="T23">0,250</text:span></text:p>
      <text:p text:style-name="P13">P(Melahirkan = Ya | Kelas = Mamalia) = <text:span text:style-name="T23">6</text:span>/6 <text:s/>= <text:span text:style-name="T23">1,000</text:span></text:p>
      <text:p text:style-name="P13"/>
      <text:p text:style-name="P9">P(Berat &lt; 15 | Kelas = Reptil) = <text:span text:style-name="T24">4/</text:span>4 = <text:span text:style-name="T24">1,000</text:span></text:p>
      <text:p text:style-name="P13">P(Berat &lt; 15 | Kelas = Mamalia) = <text:span text:style-name="T24">2</text:span>/6 <text:s/>= <text:span text:style-name="T24">0,334</text:span></text:p>
      <text:p text:style-name="P13"/>
      <text:p text:style-name="P16">Langkah ketiga menghitung probabilitas bayesian untuk mendapatkan hasil prediksi class nya (hasil 0 tidak dimasukkan) :</text:p>
      <text:p text:style-name="P22"><text:span text:style-name="T9">P(</text:span><text:span text:style-name="T18">musang</text:span><text:span text:style-name="T10"> | </text:span><text:span text:style-name="T9">Kelas = Reptil) </text:span><text:span text:style-name="T10">= </text:span><text:span text:style-name="T11">0 x 0,250 x 1,000 = 0,000</text:span></text:p>
      <text:p text:style-name="P14">P(<text:span text:style-name="T34">musang</text:span><text:span text:style-name="T23"> | </text:span>Kelas = <text:span text:style-name="T23">Mamalia</text:span>) <text:span text:style-name="T23">= </text:span><text:span text:style-name="T24">0,833 x 1,000 x <text:s/>0,334 = 0,278</text:span></text:p>
      <text:p text:style-name="P14"/>
      <text:p text:style-name="P14">P(<text:span text:style-name="T34">musang</text:span><text:span text:style-name="T23"> | </text:span>Kelas = Reptil) P(Kelas = Reptil) <text:span text:style-name="T24">= </text:span><text:span text:style-name="T23">0,</text:span><text:span text:style-name="T24">000</text:span><text:span text:style-name="T23"> x 0,400 = 0,</text:span><text:span text:style-name="T24">0</text:span><text:span text:style-name="T23">00</text:span></text:p>
      <text:p text:style-name="P22"><text:span text:style-name="T9">P(</text:span><text:span text:style-name="T18">musang</text:span><text:span text:style-name="T10"> | </text:span><text:span text:style-name="T9">Kelas = </text:span><text:span text:style-name="T10">Mamalia</text:span><text:span text:style-name="T9">) P(Kelas = </text:span><text:span text:style-name="T10">Mamalia</text:span><text:span text:style-name="T9">) </text:span><text:span text:style-name="T10">= 0,</text:span><text:span text:style-name="T11">278</text:span><text:span text:style-name="T10"> x 0,600 = </text:span><text:span text:style-name="T12">0,167</text:span></text:p>
      <text:p text:style-name="P14"><text:span text:style-name="T6"/></text:p>
      <text:p text:style-name="P17"><text:span text:style-name="T23">Berdasarkan prediksi, nilai prediksi(pasterior probability) dari data </text:span><text:span text:style-name="T34">musang a</text:span><text:span text:style-name="T23">dalah 0,</text:span><text:span text:style-name="T24">167</text:span><text:span text:style-name="T23"> dengan kata lain masuk ke dalam class Kelas = Mamalia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"><text:span text:style-name="T1">NO</text:span></text:p>
          </table:table-cell>
          <table:table-cell table:style-name="Table3.A1" office:value-type="string">
            <text:p text:style-name="P1"><text:span text:style-name="T1">DIVISI</text:span></text:p>
          </table:table-cell>
          <table:table-cell table:style-name="Table3.A1" office:value-type="string">
            <text:p text:style-name="P1"><text:span text:style-name="T1">STATUS</text:span></text:p>
          </table:table-cell>
          <table:table-cell table:style-name="Table3.A1" office:value-type="string">
            <text:p text:style-name="P1"><text:span text:style-name="T1">UMUR</text:span></text:p>
          </table:table-cell>
          <table:table-cell table:style-name="Table3.A1" office:value-type="string">
            <text:p text:style-name="P1"><text:span text:style-name="T1">PEDAPATAN (US$)</text:span></text:p>
          </table:table-cell>
          <table:table-cell table:style-name="Table3.A1" office:value-type="string">
            <text:p text:style-name="P1"><text:span text:style-name="T1">JUMLAH KARYAWAN</text:span>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PENJUALAN</text:p>
          </table:table-cell>
          <table:table-cell table:style-name="Table3.A1" office:value-type="string">
            <text:p text:style-name="P1">SENIOR</text:p>
          </table:table-cell>
          <table:table-cell table:style-name="Table3.A1" office:value-type="string">
            <text:p text:style-name="P1">31..35</text:p>
          </table:table-cell>
          <table:table-cell table:style-name="Table3.A1" office:value-type="string">
            <text:p text:style-name="P1">46..50 rb</text:p>
          </table:table-cell>
          <table:table-cell table:style-name="Table3.A1" office:value-type="string">
            <text:p text:style-name="P1">30</text:p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PENJUALAN</text:p>
          </table:table-cell>
          <table:table-cell table:style-name="Table3.A1" office:value-type="string">
            <text:p text:style-name="P1">JUNIOR</text:p>
          </table:table-cell>
          <table:table-cell table:style-name="Table3.A1" office:value-type="string">
            <text:p text:style-name="P1">26..30</text:p>
          </table:table-cell>
          <table:table-cell table:style-name="Table3.A1" office:value-type="string">
            <text:p text:style-name="P1">26..30 rb</text:p>
          </table:table-cell>
          <table:table-cell table:style-name="Table3.A1" office:value-type="string">
            <text:p text:style-name="P1">40</text:p>
          </table:table-cell>
        </table:table-row>
        <table:table-row table:style-name="Table3.1"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PENJUALAN</text:p>
          </table:table-cell>
          <table:table-cell table:style-name="Table3.A1" office:value-type="string">
            <text:p text:style-name="P1">JUNIOR</text:p>
          </table:table-cell>
          <table:table-cell table:style-name="Table3.A1" office:value-type="string">
            <text:p text:style-name="P1">31..35</text:p>
          </table:table-cell>
          <table:table-cell table:style-name="Table3.A1" office:value-type="string">
            <text:p text:style-name="P1">31..35 rb</text:p>
          </table:table-cell>
          <table:table-cell table:style-name="Table3.A1" office:value-type="string">
            <text:p text:style-name="P1">40</text:p>
          </table:table-cell>
        </table:table-row>
        <table:table-row table:style-name="Table3.1"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SISTEM</text:p>
          </table:table-cell>
          <table:table-cell table:style-name="Table3.A1" office:value-type="string">
            <text:p text:style-name="P1">JUNIOR</text:p>
          </table:table-cell>
          <table:table-cell table:style-name="Table3.A1" office:value-type="string">
            <text:p text:style-name="P1">21..25</text:p>
          </table:table-cell>
          <table:table-cell table:style-name="Table3.A1" office:value-type="string">
            <text:p text:style-name="P1">46..50 rb</text:p>
          </table:table-cell>
          <table:table-cell table:style-name="Table3.A1" office:value-type="string">
            <text:p text:style-name="P1">20</text:p>
          </table:table-cell>
        </table:table-row>
        <table:table-row table:style-name="Table3.1"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SISTEM</text:p>
          </table:table-cell>
          <table:table-cell table:style-name="Table3.A1" office:value-type="string">
            <text:p text:style-name="P1">SENIOR</text:p>
          </table:table-cell>
          <table:table-cell table:style-name="Table3.A1" office:value-type="string">
            <text:p text:style-name="P1">31..35</text:p>
          </table:table-cell>
          <table:table-cell table:style-name="Table3.A1" office:value-type="string">
            <text:p text:style-name="P1">66..70 rb</text:p>
          </table:table-cell>
          <table:table-cell table:style-name="Table3.A1" office:value-type="string">
            <text:p text:style-name="P1">5</text:p>
          </table:table-cell>
        </table:table-row>
        <table:table-row table:style-name="Table3.1"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1">SISTEM</text:p>
          </table:table-cell>
          <table:table-cell table:style-name="Table3.A1" office:value-type="string">
            <text:p text:style-name="P1">?</text:p>
          </table:table-cell>
          <table:table-cell table:style-name="Table3.A1" office:value-type="string">
            <text:p text:style-name="P1">26..30</text:p>
          </table:table-cell>
          <table:table-cell table:style-name="Table3.A1" office:value-type="string">
            <text:p text:style-name="P1">46..50 rb</text:p>
          </table:table-cell>
          <table:table-cell table:style-name="Table3.A1" office:value-type="string">
            <text:p text:style-name="P1">3</text:p>
          </table:table-cell>
        </table:table-row>
        <table:table-row table:style-name="Table3.1"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SISTEM</text:p>
          </table:table-cell>
          <table:table-cell table:style-name="Table3.A1" office:value-type="string">
            <text:p text:style-name="P1">SENIOR</text:p>
          </table:table-cell>
          <table:table-cell table:style-name="Table3.A1" office:value-type="string">
            <text:p text:style-name="P1">41..45</text:p>
          </table:table-cell>
          <table:table-cell table:style-name="Table3.A1" office:value-type="string">
            <text:p text:style-name="P1">66..70 rb</text:p>
          </table:table-cell>
          <table:table-cell table:style-name="Table3.A1" office:value-type="string">
            <text:p text:style-name="P1">3</text:p>
          </table:table-cell>
        </table:table-row>
        <table:table-row table:style-name="Table3.1"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1">MARKETING</text:p>
          </table:table-cell>
          <table:table-cell table:style-name="Table3.A1" office:value-type="string">
            <text:p text:style-name="P1">SENIOR</text:p>
          </table:table-cell>
          <table:table-cell table:style-name="Table3.A1" office:value-type="string">
            <text:p text:style-name="P1">36..40</text:p>
          </table:table-cell>
          <table:table-cell table:style-name="Table3.A1" office:value-type="string">
            <text:p text:style-name="P1">46..50 rb</text:p>
          </table:table-cell>
          <table:table-cell table:style-name="Table3.A1" office:value-type="string">
            <text:p text:style-name="P1">10</text:p>
          </table:table-cell>
        </table:table-row>
        <table:table-row table:style-name="Table3.1">
          <table:table-cell table:style-name="Table3.A1" office:value-type="string">
            <text:p text:style-name="P1">9</text:p>
          </table:table-cell>
          <table:table-cell table:style-name="Table3.A1" office:value-type="string">
            <text:p text:style-name="P1">MARKETING</text:p>
          </table:table-cell>
          <table:table-cell table:style-name="Table3.A1" office:value-type="string">
            <text:p text:style-name="P1">JUNIOR</text:p>
          </table:table-cell>
          <table:table-cell table:style-name="Table3.A1" office:value-type="string">
            <text:p text:style-name="P1">31..35</text:p>
          </table:table-cell>
          <table:table-cell table:style-name="Table3.A1" office:value-type="string">
            <text:p text:style-name="P1">41..45 rb</text:p>
          </table:table-cell>
          <table:table-cell table:style-name="Table3.A1" office:value-type="string">
            <text:p text:style-name="P1">4</text:p>
          </table:table-cell>
        </table:table-row>
        <table:table-row table:style-name="Table3.1">
          <table:table-cell table:style-name="Table3.A1" office:value-type="string">
            <text:p text:style-name="P1">10</text:p>
          </table:table-cell>
          <table:table-cell table:style-name="Table3.A1" office:value-type="string">
            <text:p text:style-name="P1">SEKRETARIS</text:p>
          </table:table-cell>
          <table:table-cell table:style-name="Table3.A1" office:value-type="string">
            <text:p text:style-name="P1">SENIOR</text:p>
          </table:table-cell>
          <table:table-cell table:style-name="Table3.A1" office:value-type="string">
            <text:p text:style-name="P1">46..50</text:p>
          </table:table-cell>
          <table:table-cell table:style-name="Table3.A1" office:value-type="string">
            <text:p text:style-name="P1">36..40 rb</text:p>
          </table:table-cell>
          <table:table-cell table:style-name="Table3.A1" office:value-type="string">
            <text:p text:style-name="P1">4</text:p>
          </table:table-cell>
        </table:table-row>
        <table:table-row table:style-name="Table3.1">
          <table:table-cell table:style-name="Table3.A1" office:value-type="string">
            <text:p text:style-name="P1">11</text:p>
          </table:table-cell>
          <table:table-cell table:style-name="Table3.A1" office:value-type="string">
            <text:p text:style-name="P1">SEKRETARIS</text:p>
          </table:table-cell>
          <table:table-cell table:style-name="Table3.A1" office:value-type="string">
            <text:p text:style-name="P1">JUNIOR</text:p>
          </table:table-cell>
          <table:table-cell table:style-name="Table3.A1" office:value-type="string">
            <text:p text:style-name="P1">26..30</text:p>
          </table:table-cell>
          <table:table-cell table:style-name="Table3.A1" office:value-type="string">
            <text:p text:style-name="P1">26..30 rb</text:p>
          </table:table-cell>
          <table:table-cell table:style-name="Table3.A1" office:value-type="string">
            <text:p text:style-name="P1">6</text:p>
          </table:table-cell>
        </table:table-row>
      </table:table>
      <text:p text:style-name="Standard"/>
      <text:p text:style-name="P23"><text:span text:style-name="T13">Langkah pertama menentukan klasifikasi dari </text:span><text:span text:style-name="T14">Status</text:span><text:span text:style-name="T13">. </text:span><text:span text:style-name="T14">C1 = “Status = Senior”, C2 = “Status = Junior”</text:span></text:p>
      <text:p text:style-name="P15"><text:span text:style-name="T27">Mulai menghitung probabilitasnya :</text:span></text:p>
      <text:p text:style-name="P18"><text:span text:style-name="T26">C1 = P(Status = Senior) = <text:s/>5/10 = 0,500</text:span></text:p>
      <text:p text:style-name="P18"><text:span text:style-name="T26">C2 = P(Status = Junior) = 5/10 = 0,500</text:span></text:p>
      <text:p text:style-name="P18"><text:span text:style-name="T26"/></text:p>
      <text:p text:style-name="P15"><text:span text:style-name="T26">Langkah kedua menghitung semua kondisi untuk class “</text:span><text:span text:style-name="T27">Status = Senior” dan “Status = Junior”</text:span></text:p>
      <text:p text:style-name="P18"><text:span text:style-name="T26">P(Divisi = Sistem | Status = Senior) = <text:s/>2/5 = 0,400</text:span></text:p>
      <text:p text:style-name="P18"><text:span text:style-name="T26">P(Divisi = Sistem | Status = Junior) = 1/5 =0,200</text:span></text:p>
      <text:p text:style-name="P18"><text:span text:style-name="T26"/></text:p>
      <text:p text:style-name="P18"><text:span text:style-name="T26">P(Umur = 26..30 | Status = Senior) = <text:s/>0/5 = 0,000</text:span></text:p>
      <text:p text:style-name="P18"><text:span text:style-name="T26">P(Umur = 26..30 | Status = Junior) = 2/5 = 0,400</text:span></text:p>
      <text:p text:style-name="P18"><text:span text:style-name="T26"/></text:p>
      <text:p text:style-name="P18"><text:span text:style-name="T26">P(Pendapatan = 46..50 | Status = Senior) = <text:s/>2/5 = 0,400</text:span></text:p>
      <text:p text:style-name="P18"><text:span text:style-name="T26">P(Pendapatan = 46..50 |Status = Junior) = 1/5 = 0,200</text:span></text:p>
      <text:p text:style-name="P18"/>
      <text:p text:style-name="P18"><text:span text:style-name="T26">P(</text:span><text:span text:style-name="T28">Jumlah Karyawan &gt;= 3 | </text:span><text:span text:style-name="T26">Status = Senior) = <text:s/></text:span><text:span text:style-name="T28">5</text:span><text:span text:style-name="T26">/5 = </text:span><text:span text:style-name="T28">1,000</text:span></text:p>
      <text:p text:style-name="P19"><text:span text:style-name="T26">P(</text:span><text:span text:style-name="T28">Jumlah Karyawan &gt;= 3 |</text:span><text:span text:style-name="T26">Status = Junior) = </text:span><text:span text:style-name="T28">5</text:span><text:span text:style-name="T26">/5 = </text:span><text:span text:style-name="T28">1,000</text:span></text:p>
      <text:p text:style-name="P19"><text:span text:style-name="T28"/></text:p>
      <text:p text:style-name="P20"><text:span text:style-name="T26">P(</text:span><text:span text:style-name="T31">6</text:span><text:span text:style-name="T26"> | Status = Senior) = </text:span><text:span text:style-name="T29">0,400 x <text:s/>0,000 x 0,400 x 1,000 = 0</text:span></text:p>
      <text:p text:style-name="P20"><text:span text:style-name="T26">P(</text:span><text:span text:style-name="T31">6</text:span><text:span text:style-name="T26"> | Status = Junior) = </text:span><text:span text:style-name="T29">0,200 x 0,400 x 0,200 x 1,000 = 0,016</text:span></text:p>
      <text:p text:style-name="P20"><text:span text:style-name="T29"/></text:p>
      <text:p text:style-name="P21"><text:span text:style-name="T29">P(</text:span><text:span text:style-name="T31">6</text:span><text:span text:style-name="T29"> | Status = Senior) </text:span><text:span text:style-name="T26">P(Status = Senior) </text:span><text:span text:style-name="T30">= 0 x 0,500 = 0</text:span></text:p>
      <text:p text:style-name="P21"><text:span text:style-name="T26">P(</text:span><text:span text:style-name="T31">6</text:span><text:span text:style-name="T26"> | Status = Junior) P(Status = Junior) </text:span><text:span text:style-name="T30">= 0,016 x 0,500 = </text:span><text:span text:style-name="T7">0,008</text:span></text:p>
      <text:p text:style-name="P21"><text:span text:style-name="T30"/></text:p>
      <text:p text:style-name="P24"><text:span text:style-name="T15">Berdasarkan prediksi, nilai prediksi(pasterior probability) dari data </text:span><text:span text:style-name="T17">6</text:span><text:span text:style-name="T15"> adalah 0,</text:span><text:span text:style-name="T16">008</text:span><text:span text:style-name="T15"> dengan kata lain masuk ke dalam class </text:span><text:span text:style-name="T16">Status = Junio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IDFont+F2" svg:font-family="CIDFont+F2" style:font-family-generic="roman" style:font-pitch="variable"/>
    <style:font-face style:name="CIDFont+F3" svg:font-family="CIDFont+F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09:03:32.064000000</meta:creation-date>
    <dc:date>2020-11-16T11:41:02.346000000</dc:date>
    <meta:editing-duration>PT53M58S</meta:editing-duration>
    <meta:editing-cycles>4</meta:editing-cycles>
    <meta:generator>LibreOffice/7.0.3.1$Windows_X86_64 LibreOffice_project/d7547858d014d4cf69878db179d326fc3483e082</meta:generator>
    <meta:document-statistic meta:table-count="3" meta:image-count="0" meta:object-count="0" meta:page-count="3" meta:paragraph-count="282" meta:word-count="944" meta:character-count="4685" meta:non-whitespace-character-count="4011"/>
  </office:meta>
</office:document-meta>
</file>